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264.36pt"/>
    </style:style>
    <style:style style:name="co15" style:family="table-column">
      <style:table-column-properties fo:break-before="auto" style:column-width="53.49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54444268345833" calcext:value-type="float">
            <text:p>0.005544442683458</text:p>
          </table:table-cell>
          <table:table-cell office:value-type="float" office:value="1240075.375" calcext:value-type="float">
            <text:p>1240075.375</text:p>
          </table:table-cell>
          <table:table-cell office:value-type="float" office:value="0.0491406172513962" calcext:value-type="float">
            <text:p>0.049140617251396</text:p>
          </table:table-cell>
          <table:table-cell office:value-type="float" office:value="3392" calcext:value-type="float">
            <text:p>3392</text:p>
          </table:table-cell>
          <table:table-cell office:value-type="float" office:value="119.445910692215" calcext:value-type="float">
            <text:p>119.445910692215</text:p>
          </table:table-cell>
          <table:table-cell office:value-type="string" calcext:value-type="string">
            <text:p>2_B_exp64</text:p>
          </table:table-cell>
          <table:table-cell office:value-type="string" calcext:value-type="string">
            <text:p>2_B.v1.l1.ds0.l_combo6.ds_combo0.idays30.odays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205267388373613" calcext:value-type="float">
            <text:p>0.020526738837361</text:p>
          </table:table-cell>
          <table:table-cell office:value-type="float" office:value="367695.46875" calcext:value-type="float">
            <text:p>367695.46875</text:p>
          </table:table-cell>
          <table:table-cell office:value-type="float" office:value="0.10224074870348" calcext:value-type="float">
            <text:p>0.10224074870348</text:p>
          </table:table-cell>
          <table:table-cell office:value-type="float" office:value="3384" calcext:value-type="float">
            <text:p>3384</text:p>
          </table:table-cell>
          <table:table-cell office:value-type="float" office:value="136.111749172211" calcext:value-type="float">
            <text:p>136.111749172211</text:p>
          </table:table-cell>
          <table:table-cell office:value-type="string" calcext:value-type="string">
            <text:p>2_B_exp8</text:p>
          </table:table-cell>
          <table:table-cell office:value-type="string" calcext:value-type="string">
            <text:p>2_B.v1.l1.ds0.l_combo5.ds_combo0.idays3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49837574362755" calcext:value-type="float">
            <text:p>0.005498375743628</text:p>
          </table:table-cell>
          <table:table-cell office:value-type="float" office:value="1301790.25" calcext:value-type="float">
            <text:p>1301790.25</text:p>
          </table:table-cell>
          <table:table-cell office:value-type="float" office:value="0.0490764565765858" calcext:value-type="float">
            <text:p>0.049076456576586</text:p>
          </table:table-cell>
          <table:table-cell office:value-type="float" office:value="3392" calcext:value-type="float">
            <text:p>3392</text:p>
          </table:table-cell>
          <table:table-cell office:value-type="float" office:value="129.705055713654" calcext:value-type="float">
            <text:p>129.705055713654</text:p>
          </table:table-cell>
          <table:table-cell office:value-type="string" calcext:value-type="string">
            <text:p>2_AF_exp32</text:p>
          </table:table-cell>
          <table:table-cell office:value-type="string" calcext:value-type="string">
            <text:p>2_AF.v1.l1.ds0.l_combo6.ds_combo0.idays30.oday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9637039899826" calcext:value-type="float">
            <text:p>0.309637039899826</text:p>
          </table:table-cell>
          <table:table-cell office:value-type="float" office:value="89.8262939453125" calcext:value-type="float">
            <text:p>89.8262939453125</text:p>
          </table:table-cell>
          <table:table-cell office:value-type="float" office:value="0.468969732522965" calcext:value-type="float">
            <text:p>0.468969732522965</text:p>
          </table:table-cell>
          <table:table-cell office:value-type="float" office:value="3356" calcext:value-type="float">
            <text:p>3356</text:p>
          </table:table-cell>
          <table:table-cell office:value-type="float" office:value="15.1032428741455" calcext:value-type="float">
            <text:p>15.1032428741455</text:p>
          </table:table-cell>
          <table:table-cell office:value-type="string" calcext:value-type="string">
            <text:p>2_M_exp32</text:p>
          </table:table-cell>
          <table:table-cell office:value-type="string" calcext:value-type="string">
            <text:p>2_M.v1.l1.ds0.l_combo6.ds_combo0.idays60.odays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00853871554136" calcext:value-type="float">
            <text:p>0.010085387155414</text:p>
          </table:table-cell>
          <table:table-cell office:value-type="float" office:value="385263.90625" calcext:value-type="float">
            <text:p>385263.90625</text:p>
          </table:table-cell>
          <table:table-cell office:value-type="float" office:value="0.070192277431488" calcext:value-type="float">
            <text:p>0.070192277431488</text:p>
          </table:table-cell>
          <table:table-cell office:value-type="float" office:value="3389" calcext:value-type="float">
            <text:p>3389</text:p>
          </table:table-cell>
          <table:table-cell office:value-type="float" office:value="129.453130960464" calcext:value-type="float">
            <text:p>129.453130960464</text:p>
          </table:table-cell>
          <table:table-cell office:value-type="string" calcext:value-type="string">
            <text:p>2_V_exp32</text:p>
          </table:table-cell>
          <table:table-cell office:value-type="string" calcext:value-type="string">
            <text:p>2_V.v1.l1.ds0.l_combo3.ds_combo0.idays30.oday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292688727378845" calcext:value-type="float">
            <text:p>0.292688727378845</text:p>
          </table:table-cell>
          <table:table-cell office:value-type="float" office:value="0.292688757181168" calcext:value-type="float">
            <text:p>0.292688757181168</text:p>
          </table:table-cell>
          <table:table-cell office:value-type="float" office:value="89.176399230957" calcext:value-type="float">
            <text:p>89.176399230957</text:p>
          </table:table-cell>
          <table:table-cell office:value-type="float" office:value="0.45261025428772" calcext:value-type="float">
            <text:p>0.45261025428772</text:p>
          </table:table-cell>
          <table:table-cell office:value-type="float" office:value="3356" calcext:value-type="float">
            <text:p>3356</text:p>
          </table:table-cell>
          <table:table-cell office:value-type="float" office:value="15.2450857162476" calcext:value-type="float">
            <text:p>15.2450857162476</text:p>
          </table:table-cell>
          <table:table-cell office:value-type="string" calcext:value-type="string">
            <text:p>2_V_exp64</text:p>
          </table:table-cell>
          <table:table-cell office:value-type="string" calcext:value-type="string">
            <text:p>2_V.v1.l1.ds0.l_combo6.ds_combo0.idays60.odays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49837574362755" calcext:value-type="float">
            <text:p>0.005498375743628</text:p>
          </table:table-cell>
          <table:table-cell office:value-type="float" office:value="1301790.25" calcext:value-type="float">
            <text:p>1301790.25</text:p>
          </table:table-cell>
          <table:table-cell office:value-type="float" office:value="0.0490764565765858" calcext:value-type="float">
            <text:p>0.049076456576586</text:p>
          </table:table-cell>
          <table:table-cell office:value-type="float" office:value="3392" calcext:value-type="float">
            <text:p>3392</text:p>
          </table:table-cell>
          <table:table-cell office:value-type="float" office:value="129.705055713654" calcext:value-type="float">
            <text:p>129.705055713654</text:p>
          </table:table-cell>
          <table:table-cell office:value-type="string" calcext:value-type="string">
            <text:p>2_AF_exp32</text:p>
          </table:table-cell>
          <table:table-cell office:value-type="string" calcext:value-type="string">
            <text:p>2_AF.v1.l1.ds0.l_combo6.ds_combo0.idays30.oday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9637039899826" calcext:value-type="float">
            <text:p>0.309637039899826</text:p>
          </table:table-cell>
          <table:table-cell office:value-type="float" office:value="89.8262939453125" calcext:value-type="float">
            <text:p>89.8262939453125</text:p>
          </table:table-cell>
          <table:table-cell office:value-type="float" office:value="0.468969732522965" calcext:value-type="float">
            <text:p>0.468969732522965</text:p>
          </table:table-cell>
          <table:table-cell office:value-type="float" office:value="3356" calcext:value-type="float">
            <text:p>3356</text:p>
          </table:table-cell>
          <table:table-cell office:value-type="float" office:value="15.1032428741455" calcext:value-type="float">
            <text:p>15.1032428741455</text:p>
          </table:table-cell>
          <table:table-cell office:value-type="string" calcext:value-type="string">
            <text:p>2_M_exp32</text:p>
          </table:table-cell>
          <table:table-cell office:value-type="string" calcext:value-type="string">
            <text:p>2_M.v1.l1.ds0.l_combo6.ds_combo0.idays60.odays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11:57:10.037408583</dc:date>
    <meta:editing-duration>PT5M10S</meta:editing-duration>
    <meta:editing-cycles>1</meta:editing-cycles>
    <meta:document-statistic meta:table-count="1" meta:cell-count="179" meta:object-count="0"/>
    <meta:generator>LibreOffice/6.0.7.3$Linux_X86_64 LibreOffice_project/00m0$Build-3</meta:generator>
  </office:meta>
</office:document-meta>
</file>